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Datos</text:span></text:p>
          </draw:text-box>
        </draw:frame>
        <draw:frame draw:name="Shape 91" presentation:style-name="pr2" draw:text-style-name="P3" draw:layer="layout" svg:width="16.272cm" svg:height="5.748cm" svg:x="2.328cm" svg:y="4.18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<text:s text:c="4"/></text:span><text:span text:style-name="T2">Literales, variables y expresiones</text:span></text:p>
              </text:list-item>
              <text:list-item>
                <text:p text:style-name="P2"><text:span text:style-name="T2"><text:s text:c="4"/></text:span><text:span text:style-name="T2">Definición, borrado y ámbito de variables</text:span></text:p>
              </text:list-item>
              <text:list-item>
                <text:p text:style-name="P2"><text:span text:style-name="T2"><text:s text:c="4"/></text:span><text:span text:style-name="T2">Operadores. Precedencia de operadores</text:span></text:p>
              </text:list-item>
              <text:list-item>
                <text:p text:style-name="P2"><text:span text:style-name="T2"><text:s text:c="4"/></text:span><text:span text:style-name="T2">Función eval()</text:span></text:p>
                <text:p text:style-name="P2"><text:span text:style-name="T2"/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7:46:05.402943960</dc:date>
    <meta:editing-duration>PT38M5S</meta:editing-duration>
    <meta:editing-cycles>10</meta:editing-cycles>
    <meta:document-statistic meta:object-count="134"/>
  </office:meta>
</office:document-meta>
</file>